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39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5.9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eeee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>
      <style:table-cell-properties fo:background-color="#eeeeee" fo:border="0.74pt solid #000000"/>
      <style:text-properties fo:color="#000000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74pt solid #000000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ce7" style:family="table-cell" style:parent-style-name="Default">
      <style:table-cell-properties fo:background-color="#eeeeee" fo:border="0.74pt solid #000000"/>
      <style:text-properties fo:color="#000000" style:font-name="Arial" fo:font-size="11pt" style:font-size-asian="11pt" style:font-name-complex="Arial" style:font-size-complex="11pt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ohit Devanagari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1pt" style:font-name-complex="Arial" style:font-size-asian="11pt" style:font-size-complex="11pt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style-asian="normal" style:font-style-complex="normal" style:text-emphasize="none" style:font-relief="none" style:text-overline-style="none" style:text-overline-color="font-color" fo:color="#000000" style:font-name="Arial" fo:font-size="11pt" style:font-name-complex="Arial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ce2"/>
        <table:table-column table:style-name="co1" table:number-columns-repeated="2" table:default-cell-style-name="ce3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Per form submission</text:p>
          </table:table-cell>
          <table:table-cell table:number-columns-repeated="4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Form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5" office:value-type="string" calcext:value-type="string">
            <text:p>Entries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2">
          <table:table-cell/>
          <table:table-cell table:style-name="ce2" office:value-type="string" calcext:value-type="string">
            <text:p>Contact 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office:value-type="string" calcext:value-type="string">
            <text:p>Class 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table-cell/>
          <table:table-cell table:style-name="ce3" office:value-type="string" calcext:value-type="string">
            <text:p>Total registration fe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lculated from registered classes</text:p>
          </table:table-cell>
          <table:table-cell table:number-columns-repeated="2"/>
          <table:table-cell office:value-type="string" calcext:value-type="string">
            <text:p>Class number suff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table-cell/>
          <table:table-cell table:style-name="ce4" office:value-type="string" calcext:value-type="string">
            <text:p>Have you paid the registration fee?</text:p>
          </table:table-cell>
          <table:table-cell office:value-type="string" calcext:value-type="string">
            <text:p>True/False</text:p>
          </table:table-cell>
          <table:table-cell table:number-columns-repeated="3"/>
          <table:table-cell office:value-type="string" calcext:value-type="string">
            <text:p>Performance duration in minut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et from repertoire, if available but allow participant to change</text:p>
          </table:table-cell>
        </table:table-row>
        <table:table-row table:style-name="ro2">
          <table:table-cell/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Accompanist ID</text:p>
          </table:table-cell>
          <table:table-cell office:value-type="string" calcext:value-type="string">
            <text:p>Null or Int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table-cell/>
          <table:table-cell table:style-name="ce4" office:value-type="string" calcext:value-type="string">
            <text:p>Do you wish to be eligible for the National Music Festival?</text:p>
          </table:table-cell>
          <table:table-cell office:value-type="string" calcext:value-type="string">
            <text:p>True/False</text:p>
          </table:table-cell>
          <table:table-cell table:number-columns-repeated="3"/>
          <table:table-cell table:style-name="ce8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8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Entry-Participant Association Table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Accompanists</text:p>
          </table:table-cell>
          <table:table-cell table:number-columns-repeated="4"/>
          <table:table-cell office:value-type="string" calcext:value-type="string">
            <text:p>Entry 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up to 5 participant IDs may be associated with an entry</text:p>
          </table:table-cell>
        </table:table-row>
        <table:table-row table:style-name="ro2">
          <table:table-cell/>
          <table:table-cell table:style-name="ce3" office:value-type="string" calcext:value-type="string">
            <text:p>Accompanist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office:value-type="string" calcext:value-type="string">
            <text:p>Participant ID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Accompanist 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8"/>
          <table:table-cell table:style-name="Default" table:number-columns-repeated="2"/>
        </table:table-row>
        <table:table-row table:style-name="ro2">
          <table:table-cell/>
          <table:table-cell table:style-name="ce2" office:value-type="string" calcext:value-type="string">
            <text:p>Accompanist Phone Number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8"/>
          <table:table-cell table:style-name="Default" table:number-columns-repeated="2"/>
        </table:table-row>
        <table:table-row table:style-name="ro2">
          <table:table-cell/>
          <table:table-cell table:style-name="ce2" office:value-type="string" calcext:value-type="string">
            <text:p>Accompanist Email</text:p>
          </table:table-cell>
          <table:table-cell office:value-type="string" calcext:value-type="string">
            <text:p>email</text:p>
          </table:table-cell>
          <table:table-cell table:number-columns-repeated="3"/>
          <table:table-cell table:style-name="ce1" office:value-type="string" calcext:value-type="string">
            <text:p>Class-Entries Association tabl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Form 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Many entry IDs may be associated with one form ID</text:p>
          </table:table-cell>
        </table:table-row>
        <table:table-row table:style-name="ro3">
          <table:table-cell/>
          <table:table-cell table:style-name="ce6" office:value-type="string" calcext:value-type="string">
            <text:p>Repertoire</text:p>
          </table:table-cell>
          <table:table-cell table:number-columns-repeated="4"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Repertoire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pertoire Titl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pertoire Duration in minut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<text:span text:style-name="T5">Class-TestPiece </text:span><text:span text:style-name="T6">Association table</text:span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Composer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3" office:value-type="string" calcext:value-type="string">
            <text:p>Class Numb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Class suffix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Repertoire 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lass</text:p>
          </table:table-cell>
          <table:table-cell table:number-columns-repeated="4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lass 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lass number suff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5" office:value-type="string" calcext:value-type="string">
            <text:p>Profile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" office:value-type="string" calcext:value-type="string">
            <text:p>Contact ID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<text:span text:style-name="T1">Type (</text:span><text:span text:style-name="T2">Added, get from section of form input)</text:span>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3">Solo, Recital, </text:span><text:span text:style-name="T4">Duet, Trio, Quartet, Quintet, or Group classes</text:span></text:p>
          </table:table-cell>
          <table:table-cell table:number-columns-repeated="2"/>
          <table:table-cell office:value-type="string" calcext:value-type="string">
            <text:p>Email Address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Fee</text:p>
          </table:table-cell>
          <table:table-cell office:value-type="string" calcext:value-type="string">
            <text:p>Float</text:p>
          </table:table-cell>
          <table:table-cell table:number-columns-repeated="3"/>
          <table:table-cell office:value-type="string" calcext:value-type="string">
            <text:p>Hashed_passwor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est pieces</text:p>
          </table:table-cell>
          <table:table-cell office:value-type="string" calcext:value-type="string">
            <text:p><text:span text:style-name="T3">list of </text:span><text:span text:style-name="T4">Repertoire</text:span> IDs</text:p>
          </table:table-cell>
          <table:table-cell office:value-type="string" calcext:value-type="string">
            <text:p>added, Foreign keys</text:p>
          </table:table-cell>
          <table:table-cell table:number-columns-repeated="2"/>
          <table:table-cell office:value-type="string" calcext:value-type="string">
            <text:p>If you are an individual or group participant?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djudication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First Nam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Move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Last Nam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Date of Birth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Gender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ntry-Repertoire Association Table</text:p>
          </table:table-cell>
          <table:table-cell table:number-columns-repeated="4"/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Every entry will have one or more repertoire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Repertoir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office:value-type="string" calcext:value-type="string">
            <text:p>Postal cod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Provinc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Phone Number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Role-Profile Association Table</text:p>
          </table:table-cell>
          <table:table-cell table:number-columns-repeated="4"/>
          <table:table-cell office:value-type="string" calcext:value-type="string">
            <text:p>Schoo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Rol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office:value-type="string" calcext:value-type="string">
            <text:p>Who is your teacher?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rofil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Ro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Role ID</text:p>
          </table:table-cell>
          <table:table-cell office:value-type="string" calcext:value-type="string">
            <text:p>Admin, Scheduler, Parent, teacher, Participant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Descrip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59:13.978427242</meta:creation-date>
    <dc:date>2024-03-27T18:12:49.824174789</dc:date>
    <meta:editing-duration>PT4H26M</meta:editing-duration>
    <meta:editing-cycles>6</meta:editing-cycles>
    <meta:generator>LibreOffice/7.3.7.2$Linux_X86_64 LibreOffice_project/30$Build-2</meta:generator>
    <meta:document-statistic meta:table-count="1" meta:cell-count="124" meta:object-count="0"/>
  </office:meta>
</office:document-meta>
</file>